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0.66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291.8pt"/>
    </style:style>
    <style:style style:name="co5" style:family="table-column">
      <style:table-column-properties fo:break-before="auto" style:column-width="308.75pt"/>
    </style:style>
    <style:style style:name="co6" style:family="table-column">
      <style:table-column-properties fo:break-before="auto" style:column-width="257.05pt"/>
    </style:style>
    <style:style style:name="co7" style:family="table-column">
      <style:table-column-properties fo:break-before="auto" style:column-width="192.19pt"/>
    </style:style>
    <style:style style:name="co8" style:family="table-column">
      <style:table-column-properties fo:break-before="auto" style:column-width="183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5.99pt" fo:break-before="auto" style:use-optimal-row-height="false"/>
    </style:style>
    <style:style style:name="ro3" style:family="table-row">
      <style:table-row-properties style:row-height="393pt" fo:break-before="auto" style:use-optimal-row-height="true"/>
    </style:style>
    <style:style style:name="ro4" style:family="table-row">
      <style:table-row-properties style:row-height="357pt" fo:break-before="auto" style:use-optimal-row-height="true"/>
    </style:style>
    <style:style style:name="ro5" style:family="table-row">
      <style:table-row-properties style:row-height="100.49pt" fo:break-before="auto" style:use-optimal-row-height="true"/>
    </style:style>
    <style:style style:name="ro6" style:family="table-row">
      <style:table-row-properties style:row-height="134.25pt" fo:break-before="auto" style:use-optimal-row-height="true"/>
    </style:style>
    <style:style style:name="ro7" style:family="table-row">
      <style:table-row-properties style:row-height="114.01pt" fo:break-before="auto" style:use-optimal-row-height="true"/>
    </style:style>
    <style:style style:name="ro8" style:family="table-row">
      <style:table-row-properties style:row-height="66.76pt" fo:break-before="auto" style:use-optimal-row-height="true"/>
    </style:style>
    <style:style style:name="ro9" style:family="table-row">
      <style:table-row-properties style:row-height="39.74pt" fo:break-before="auto" style:use-optimal-row-height="true"/>
    </style:style>
    <style:style style:name="ro10" style:family="table-row">
      <style:table-row-properties style:row-height="26.25pt" fo:break-before="auto" style:use-optimal-row-height="true"/>
    </style:style>
    <style:style style:name="ro11" style:family="table-row">
      <style:table-row-properties style:row-height="62.25pt" fo:break-before="auto" style:use-optimal-row-height="true"/>
    </style:style>
    <style:style style:name="ro12" style:family="table-row">
      <style:table-row-properties style:row-height="51pt" fo:break-before="auto" style:use-optimal-row-height="true"/>
    </style:style>
    <style:style style:name="ro13" style:family="table-row">
      <style:table-row-properties style:row-height="37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none" fo:background-color="#bce4e5" fo:border-left="0.06pt solid #000000" fo:border-right="0.06pt solid #000000" fo:border-top="none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bce4e5"/>
    </style:style>
    <style:style style:name="ce7" style:family="table-cell" style:parent-style-name="Default">
      <style:text-properties fo:color="#ce181e" fo:font-weight="bold" style:font-weight-asian="bold" style:font-weight-complex="bold"/>
    </style:style>
    <style:style style:name="ce8" style:family="table-cell" style:parent-style-name="Default">
      <style:text-properties fo:color="#ce181e"/>
    </style:style>
    <style:style style:name="ce9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80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fo:font-size="10pt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0pt" style:language-complex="hi" style:country-complex="IN" style:font-name-asian="Noto Sans CJK SC" style:font-name-complex="Lohit Devanagari" style:font-weight-complex="normal" style:font-style-asian="normal" style:font-style-complex="normal" style:text-emphasize="none" style:font-name="Liberation Sans" style:language-asian="zh" style:country-asian="CN" style:font-size-complex="10pt" style:font-weight-asian="normal" style:text-overline-style="none" style:text-overline-color="font-color"/>
    </style:style>
    <style:style style:name="T3" style:family="text">
      <style:text-properties style:font-relief="none" fo:font-size="10pt" fo:language="en" fo:country="US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  <style:style style:name="T4" style:family="text">
      <style:text-properties style:font-size-asian="10pt" style:text-overline-style="none" style:text-overline-color="font-color" style:font-weight-asian="normal" style:font-weight-complex="normal" style:font-style-asian="normal" style:font-style-complex="normal" style:text-emphasize="none" style:font-name="Liberation Sans" style:language-asian="zh" style:country-asian="CN" style:font-size-complex="10pt" style:font-relief="none" style:language-complex="hi" style:country-complex="IN" style:font-name-asian="Noto Sans CJK SC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fo:font-size="10pt"/>
    </style:style>
    <style:style style:name="T5" style:family="text">
      <style:text-properties style:language-complex="hi" style:country-complex="IN" style:text-overline-style="none" style:text-overline-color="font-color" style:font-weight-asian="normal" style:font-size-complex="10pt" style:language-asian="zh" style:country-asian="CN" style:font-name="Liberation Sans" style:text-emphasize="none" style:font-style-complex="normal" style:font-style-asian="normal" style:font-weight-complex="normal" style:font-name-complex="Lohit Devanagari" style:font-name-asian="Noto Sans CJK SC" fo:font-weight="normal" style:font-size-asian="10pt" style:text-underline-style="none" style:text-underline-color="font-color" style:font-relief="none" fo:language="en" fo:country="US" style:text-line-through-mode="continuous" fo:text-shadow="none" style:text-outline="false" fo:font-style="normal" style:text-line-through-type="none" fo:font-size="10pt"/>
    </style:style>
    <style:style style:name="T6" style:family="text">
      <style:text-properties style:font-name-asian="Noto Sans CJK SC" fo:font-size="10pt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0pt" fo:font-weight="normal" style:language-complex="hi" style:country-complex="IN" style:font-name-complex="Lohit Devanagari" style:font-weight-complex="normal" style:font-style-asian="normal" style:font-style-complex="normal" style:text-emphasize="none" style:font-name="Liberation Sans" style:language-asian="zh" style:country-asian="CN" style:font-size-complex="10pt" style:font-weight-asian="normal" style:text-overline-style="none" style:text-overline-color="font-color"/>
    </style:style>
    <style:style style:name="T7" style:family="text">
      <style:text-properties fo:font-weight="normal" style:text-overline-style="none" style:text-overline-color="font-color" style:font-weight-asian="normal" style:font-size-complex="10pt" style:language-asian="zh" style:country-asian="CN" style:font-name="Liberation Sans" style:text-emphasize="none" style:font-style-complex="normal" style:font-style-asian="normal" style:font-weight-complex="normal" style:font-name-complex="Lohit Devanagari" style:language-complex="hi" style:country-complex="IN" style:font-name-asian="Noto Sans CJK SC" style:font-size-asian="10pt" style:text-underline-style="none" style:text-underline-color="font-color" style:font-relief="none" fo:language="en" fo:country="US" style:text-line-through-mode="continuous" fo:text-shadow="none" style:text-outline="false" fo:font-style="normal" style:text-line-through-type="none" fo:font-size="10pt"/>
    </style:style>
    <style:style style:name="T8" style:family="text">
      <style:text-properties style:language-complex="hi" style:country-complex="IN" fo:font-size="1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font-name-asian="Noto Sans CJK SC" style:font-size-asian="10pt" style:font-relief="none" style:font-size-complex="10pt" style:language-asian="zh" style:country-asian="CN" style:font-name="Liberation Sans" style:text-emphasize="none" style:font-style-complex="normal" style:font-style-asian="normal" style:font-weight-complex="normal" style:font-weight-asian="normal" style:text-overline-style="none" style:text-overline-color="font-color"/>
    </style:style>
    <style:style style:name="T9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0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n" fo:country="US" fo:font-size="10pt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2" style:family="text">
      <style:text-properties style:font-size-asian="10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name="Liberation Sans" fo:font-size="10pt" style:text-underline-style="none" style:text-underline-color="font-color" fo:font-style="normal" fo:text-shadow="none" fo:language="en" fo:country="US" style:language-complex="hi" style:country-complex="IN" style:font-name-complex="Lohit Devanagari" style:font-size-complex="10pt" style:font-weight-complex="normal" style:font-style-complex="normal" style:font-relief="none"/>
    </style:style>
    <style:style style:name="T13" style:family="text">
      <style:text-properties style:font-name="Liberation Sans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fo:font-size="10pt" style:font-size-asian="10pt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4" style:family="text">
      <style:text-properties fo:font-size="10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size-asian="10pt" style:font-name="Liberation Sans" style:text-underline-style="none" style:text-underline-color="font-color" fo:font-style="normal" fo:text-shadow="none" fo:language="en" fo:country="US" style:language-complex="hi" style:country-complex="IN" style:font-name-complex="Lohit Devanagari" style:font-size-complex="10pt" style:font-weight-complex="normal" style:font-style-complex="normal" style:font-relief="none"/>
    </style:style>
    <style:style style:name="T15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/>
          <table:table-cell table:style-name="ce4" table:number-columns-repeated="1023"/>
        </table:table-row>
        <table:table-row table:style-name="ro2">
          <table:table-cell table:style-name="ce2"/>
          <table:table-cell table:style-name="ce5" office:value-type="string" calcext:value-type="string">
            <text:p>Test Case ID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Actions (Steps)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Actual result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Result (Status)</text:p>
          </table:table-cell>
          <table:table-cell table:style-name="ce5" office:value-type="string" calcext:value-type="string">
            <text:p>Priority</text:p>
          </table:table-cell>
          <table:table-cell table:style-name="ce9"/>
          <table:table-cell table:style-name="ce5" table:number-columns-repeated="1014"/>
        </table:table-row>
        <table:table-row table:style-name="ro3">
          <table:table-cell/>
          <table:table-cell office:value-type="string" calcext:value-type="string">
            <text:p>TC-Tawzeef- Registration-01</text:p>
          </table:table-cell>
          <table:table-cell office:value-type="string" calcext:value-type="string">
            <text:p>Check if user can <text:s text:c="2"/>“ التسجيل كموظف”</text:p>
          </table:table-cell>
          <table:table-cell office:value-type="string" calcext:value-type="string">
            <text:p><text:span text:style-name="T1">1.Go to url tawzeef.qvtest.com</text:span></text:p>
            <text:p><text:span text:style-name="T1">2.Click on </text:span></text:p>
            <text:p><text:span text:style-name="T1">“التسجيل فى بوابة التوظيف” tab</text:span></text:p>
            <text:p><text:span text:style-name="T1">3.Scroll down and click  “التسجيل كموظف” button</text:span></text:p>
            <text:p><text:span text:style-name="T1">4.Check the Checkbox at the bottom of screen</text:span></text:p>
            <text:p><text:span text:style-name="T1">5.Click ”اكمال التسجيل” button at the bottom left </text:span></text:p>
            <text:p><text:span text:style-name="T1">6.Fill the following fields</text:span></text:p>
            <text:p><text:span text:style-name="T1">-الاسم</text:span></text:p>
            <text:p><text:span text:style-name="T1">-اسم العائلة</text:span></text:p>
            <text:p><text:span text:style-name="T1">-العنوان</text:span></text:p>
            <text:p><text:span text:style-name="T1">-Choose “مدينة السكن” from dropdown</text:span></text:p>
            <text:p><text:span text:style-name="T2">-Choose “ الحالة الاجتماعية” from dropdown</text:span></text:p>
            <text:p><text:span text:style-name="T3">-البريد الالكترونى</text:span></text:p>
            <text:p><text:span text:style-name="T3">-رقم السجل المدنى</text:span></text:p>
            <text:p><text:span text:style-name="T3">--الجوال</text:span></text:p>
            <text:p><text:span text:style-name="T2">-Choose “ تاريخ الميلاد” from calendar</text:span></text:p>
            <text:p><text:span text:style-name="T3">-كلمة المرور</text:span></text:p>
            <text:p><text:span text:style-name="T3">-تاكيد كلمة المرور</text:span></text:p>
            <text:p><text:span text:style-name="T4">-Check the radio button of “النوع”</text:span></text:p>
            <text:p><text:span text:style-name="T2">-Choose “اخر درجة علمية” from dropdown</text:span></text:p>
            <text:p><text:span text:style-name="T2">-Choose “منطقة الوظيفة المرغوبة” from dropdown</text:span></text:p>
            <text:p><text:span text:style-name="T2">-Choose “ المسمى الوظيفى للوظيفة المرغوبة” from dropdown</text:span></text:p>
            <text:p><text:span text:style-name="T4">-Check the radio button of “هل تعمل الان”</text:span></text:p>
            <text:p><text:span text:style-name="T2">7.Click “ارفع سيرتك الذاتية” button</text:span></text:p>
            <text:p><text:span text:style-name="T5">8.Click “اختار ملف” button</text:span></text:p>
            <text:p><text:span text:style-name="T6">9.choose cv from your machine </text:span></text:p>
            <text:p><text:span text:style-name="T7">10.Click upload button</text:span></text:p>
            <text:p><text:span text:style-name="T8">11.Check the checkbox “موافق” </text:span></text:p>
            <text:p><text:span text:style-name="T8">12.Check the checkbox “انا لست برنامج روبوت” </text:span></text:p>
            <text:p><text:span text:style-name="T4">13.Click “حفظ”</text:span></text:p>
          </table:table-cell>
          <table:table-cell office:value-type="string" calcext:value-type="string">
            <text:p>User registered successfully</text:p>
          </table:table-cell>
          <table:table-cell office:value-type="string" calcext:value-type="string">
            <text:p>Message with </text:p>
            <text:p>“شكرا لك لقد تم التسجيل بنجاح” displayed</text:p>
            <text:p>And user registered successfully</text:p>
          </table:table-cell>
          <table:table-cell office:value-type="string" calcext:value-type="string">
            <text:p>valid data in the following fields</text:p>
            <text:p>-الاسم</text:p>
            <text:p>-اسم العائلة</text:p>
            <text:p>-العنوان</text:p>
            <text:p>-البريد الالكترونى</text:p>
            <text:p>-رقم السجل المدنى</text:p>
            <text:p>-الجوال</text:p>
            <text:p>-كلمة المرور</text:p>
            <text:p>-تأكيد كلمة المرور</text:p>
            <text:p>-the path of cv on your local machine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4">
          <table:table-cell/>
          <table:table-cell office:value-type="string" calcext:value-type="string">
            <text:p>TC-Tawzeef-Registration-02</text:p>
          </table:table-cell>
          <table:table-cell office:value-type="string" calcext:value-type="string">
            <text:p>Check if “السيرة الذاتية” field is required </text:p>
          </table:table-cell>
          <table:table-cell office:value-type="string" calcext:value-type="string">
            <text:p><text:span text:style-name="T9">1.Go to url tawzeef.qvtest.com</text:span></text:p>
            <text:p><text:span text:style-name="T9">2.Click on </text:span></text:p>
            <text:p><text:span text:style-name="T2">“التسجيل فى بوابة التوظيف” tab</text:span></text:p>
            <text:p><text:span text:style-name="T2">3.Scroll down and click  “التسجيل كموظف” button</text:span></text:p>
            <text:p><text:span text:style-name="T9">4.Check the Checkbox at the bottom of screen</text:span></text:p>
            <text:p><text:span text:style-name="T2">5.Click ”اكمال التسجيل” button at the bottom left </text:span></text:p>
            <text:p><text:span text:style-name="T9">6.Fill the following fields</text:span></text:p>
            <text:p><text:span text:style-name="T3">-الاسم</text:span></text:p>
            <text:p><text:span text:style-name="T3">-اسم العائلة</text:span></text:p>
            <text:p><text:span text:style-name="T3">-العنوان</text:span></text:p>
            <text:p><text:span text:style-name="T2">-Choose “مدينة السكن” from dropdown</text:span></text:p>
            <text:p><text:span text:style-name="T2">-Choose “ الحالة الاجتماعية” from dropdown</text:span></text:p>
            <text:p><text:span text:style-name="T3">-البريد الالكترونى</text:span></text:p>
            <text:p><text:span text:style-name="T3">-رقم السجل المدنى</text:span></text:p>
            <text:p><text:span text:style-name="T3">--الجوال</text:span></text:p>
            <text:p><text:span text:style-name="T2">-Choose “ تاريخ الميلاد” from calendar</text:span></text:p>
            <text:p><text:span text:style-name="T3">-كلمة المرور</text:span></text:p>
            <text:p><text:span text:style-name="T3">-تاكيد كلمة المرور</text:span></text:p>
            <text:p><text:span text:style-name="T4">-Check the radio button of “النوع”</text:span></text:p>
            <text:p><text:span text:style-name="T2">-Choose “اخر درجة علمية” from dropdown</text:span></text:p>
            <text:p><text:span text:style-name="T2">-Choose “منطقة الوظيفة المرغوبة” from dropdown</text:span></text:p>
            <text:p><text:span text:style-name="T2">-Choose “ المسمى الوظيفى للوظيفة المرغوبة” from dropdown</text:span></text:p>
            <text:p><text:span text:style-name="T4">-Check the radio button of “هل تعمل الان”</text:span></text:p>
            <text:p><text:span text:style-name="T2">7.Leave “ارفع سيرتك الذاتية” field blank</text:span></text:p>
            <text:p><text:span text:style-name="T4">8.Check the checkbox “موافق” </text:span></text:p>
            <text:p><text:span text:style-name="T4">9.Check the checkbox “انا لست برنامج روبوت” </text:span></text:p>
            <text:p><text:span text:style-name="T4">10.Click “حفظ”</text:span></text:p>
          </table:table-cell>
          <table:table-cell office:value-type="string" calcext:value-type="string">
            <text:p>User can not registered successfully</text:p>
          </table:table-cell>
          <table:table-cell office:value-type="string" calcext:value-type="string">
            <text:p><text:span text:style-name="T15">Error message with </text:span></text:p>
            <text:p><text:span text:style-name="T16">“لا يمكنك ترك هذه الخانة فارغة” displayed and</text:span></text:p>
            <text:p><text:span text:style-name="T15">user can not registered successfully</text:span></text:p>
          </table:table-cell>
          <table:table-cell office:value-type="string" calcext:value-type="string">
            <text:p><text:span text:style-name="T1">valid data in the following fields</text:span></text:p>
            <text:p><text:span text:style-name="T1">-الاسم</text:span></text:p>
            <text:p><text:span text:style-name="T1">-اسم العائلة</text:span></text:p>
            <text:p><text:span text:style-name="T1">-العنوان</text:span></text:p>
            <text:p><text:span text:style-name="T1">-البريد الالكترونى</text:span></text:p>
            <text:p><text:span text:style-name="T1">-رقم السجل المدنى</text:span></text:p>
            <text:p><text:span text:style-name="T1">-الجوال</text:span></text:p>
            <text:p><text:span text:style-name="T1">-كلمة المرور</text:span></text:p>
            <text:p><text:span text:style-name="T1">-تأكيد كلمة المرور</text:span></text:p>
            <text:p><text:span text:style-name="T15"/>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5">
          <table:table-cell/>
          <table:table-cell office:value-type="string" calcext:value-type="string">
            <text:p>TC-Tawzeef-Registration-03</text:p>
          </table:table-cell>
          <table:table-cell office:value-type="string" calcext:value-type="string">
            <text:p>Check if user can register with a birth date has not yet come</text:p>
          </table:table-cell>
          <table:table-cell office:value-type="string" calcext:value-type="string">
            <text:p><text:span text:style-name="T9">1.Go to url tawzeef.qvtest.com</text:span></text:p>
            <text:p><text:span text:style-name="T9">2.Click on </text:span></text:p>
            <text:p><text:span text:style-name="T2">“التسجيل فى بوابة التوظيف” tab</text:span></text:p>
            <text:p><text:span text:style-name="T2">3.Scroll down and click  “التسجيل كموظف” button</text:span></text:p>
            <text:p><text:span text:style-name="T9">4.Check the Checkbox at the bottom of screen</text:span></text:p>
            <text:p><text:span text:style-name="T2">5.Click ”اكمال التسجيل” button at the bottom left </text:span></text:p>
            <text:p><text:span text:style-name="T5">6.Choose a date has not yet come  from “ تاريخ الميلاد” calendar</text:span></text:p>
            <text:p><text:span text:style-name="T10"/></text:p>
          </table:table-cell>
          <table:table-cell office:value-type="string" calcext:value-type="string">
            <text:p>any future date be disabled to choose and</text:p>
            <text:p> user can not select a date has not yet come</text:p>
          </table:table-cell>
          <table:table-cell office:value-type="string" calcext:value-type="string">
            <text:p>User can choose a future date </text:p>
          </table:table-cell>
          <table:table-cell/>
          <table:table-cell table:style-name="ce7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6">
          <table:table-cell/>
          <table:table-cell office:value-type="string" calcext:value-type="string">
            <text:p>TC-Tawzeef-Registration-04</text:p>
          </table:table-cell>
          <table:table-cell office:value-type="string" calcext:value-type="string">
            <text:p><text:span text:style-name="T1">Check if user can enter numbers in “الاسم”</text:span> field during registration</text:p>
          </table:table-cell>
          <table:table-cell office:value-type="string" calcext:value-type="string">
            <text:p><text:span text:style-name="T9">1.Go to url tawzeef.qvtest.com</text:span></text:p>
            <text:p><text:span text:style-name="T9">2.Click on </text:span></text:p>
            <text:p><text:span text:style-name="T2">“التسجيل فى بوابة التوظيف” tab</text:span></text:p>
            <text:p><text:span text:style-name="T2">3.Scroll down and click  “التسجيل كموظف” button</text:span></text:p>
            <text:p><text:span text:style-name="T9">4.Check the Checkbox at the bottom of screen</text:span></text:p>
            <text:p><text:span text:style-name="T2">5.Click ”اكمال التسجيل” button at the bottom left </text:span></text:p>
            <text:p><text:span text:style-name="T10">6.Enter numbers in “الاسم” field</text:span></text:p>
            <text:p><text:span text:style-name="T10"/></text:p>
          </table:table-cell>
          <table:table-cell office:value-type="string" calcext:value-type="string">
            <text:p>Error message displayed that this filed accept only characters</text:p>
          </table:table-cell>
          <table:table-cell office:value-type="string" calcext:value-type="string">
            <text:p>user can register with numbers in “الاسم” field</text:p>
          </table:table-cell>
          <table:table-cell office:value-type="string" calcext:value-type="string">
            <text:p><text:span text:style-name="T1">valid data in the following fields</text:span></text:p>
            <text:p><text:span text:style-name="T1">-اسم العائلة</text:span></text:p>
            <text:p><text:span text:style-name="T1">-العنوان</text:span></text:p>
            <text:p><text:span text:style-name="T1">-البريد الالكترونى</text:span></text:p>
            <text:p><text:span text:style-name="T1">-رقم السجل المدنى</text:span></text:p>
            <text:p><text:span text:style-name="T1">-الجوال</text:span></text:p>
            <text:p><text:span text:style-name="T1">-كلمة المرور</text:span></text:p>
            <text:p><text:span text:style-name="T1">-تأكيد كلمة المرور</text:span></text:p>
            <text:p><text:span text:style-name="T1">-السيرة الذاتية</text:span></text:p>
            <text:p><text:span text:style-name="T11">-numbers in “الاسم” field</text:span></text:p>
          </table:table-cell>
          <table:table-cell table:style-name="ce8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5">
          <table:table-cell/>
          <table:table-cell office:value-type="string" calcext:value-type="string">
            <text:p>TC-Tawzeef-Registration-05</text:p>
          </table:table-cell>
          <table:table-cell office:value-type="string" calcext:value-type="string">
            <text:p><text:span text:style-name="T1">Check if user can enter characters in “الجوال”</text:span> field during registration</text:p>
          </table:table-cell>
          <table:table-cell office:value-type="string" calcext:value-type="string">
            <text:p><text:span text:style-name="T9">1.Go to url tawzeef.qvtest.com</text:span></text:p>
            <text:p><text:span text:style-name="T9">2.Click on </text:span></text:p>
            <text:p><text:span text:style-name="T2">“التسجيل فى بوابة التوظيف” tab</text:span></text:p>
            <text:p><text:span text:style-name="T2">3.Scroll down and click  “التسجيل كموظف” button</text:span></text:p>
            <text:p><text:span text:style-name="T9">4.Check the Checkbox at the bottom of screen</text:span></text:p>
            <text:p><text:span text:style-name="T2">5.Click ”اكمال التسجيل” button at the bottom left </text:span></text:p>
            <text:p><text:span text:style-name="T9">6.Enter  characters in “الجوال” field</text:span></text:p>
            <text:p><text:span text:style-name="T5"/></text:p>
          </table:table-cell>
          <table:table-cell office:value-type="string" calcext:value-type="string">
            <text:p>Error message displayed that this filed accept only numbers</text:p>
          </table:table-cell>
          <table:table-cell office:value-type="string" calcext:value-type="string">
            <text:p>error message displayed with </text:p>
            <text:p>“برجاء ادخال ارقام بحد اقصى 15 رقم وحد ادنى 7 ارقام”</text:p>
          </table:table-cell>
          <table:table-cell/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7">
          <table:table-cell/>
          <table:table-cell office:value-type="string" calcext:value-type="string">
            <text:p>TC-Tawzeef-HomePage-01</text:p>
          </table:table-cell>
          <table:table-cell office:value-type="string" calcext:value-type="string">
            <text:p>Check if user can change the password</text:p>
          </table:table-cell>
          <table:table-cell office:value-type="string" calcext:value-type="string">
            <text:p>1.Login with valid user account</text:p>
            <text:p>2.Click on the profile tap </text:p>
            <text:p>3.Click “تغيير كلمة المرور” </text:p>
            <text:p>4.Fill the following fields</text:p>
            <text:p>-كلمة المرور القديمة</text:p>
            <text:p>-كلمة المرور الجديدة</text:p>
            <text:p>-تاكيد كلمة المرور الجديدة</text:p>
            <text:p>5.Click “حفظ” button</text:p>
            <text:p/>
          </table:table-cell>
          <table:table-cell office:value-type="string" calcext:value-type="string">
            <text:p>user can change password successfully</text:p>
          </table:table-cell>
          <table:table-cell office:value-type="string" calcext:value-type="string">
            <text:p>the password changed successfully and navigate to </text:p>
            <text:p>“الملف الشخصى”</text:p>
          </table:table-cell>
          <table:table-cell office:value-type="string" calcext:value-type="string">
            <text:p>1.valid user account</text:p>
            <text:p>2.Od password</text:p>
            <text:p>3.New password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8">
          <table:table-cell/>
          <table:table-cell office:value-type="string" calcext:value-type="string">
            <text:p>TC-Tawzeef-Profile-01</text:p>
          </table:table-cell>
          <table:table-cell office:value-type="string" calcext:value-type="string">
            <text:p>Check if user can enter numbers in “الرسالة” field during sending a message</text:p>
          </table:table-cell>
          <table:table-cell office:value-type="string" calcext:value-type="string">
            <text:p>1.Login with valid user account </text:p>
            <text:p>2.Click “الرسائل” at the right </text:p>
            <text:p>3.Click “انشاء رسالة” </text:p>
            <text:p><text:span text:style-name="T1">4.Enter numbers in the “الرسالة” field</text:span></text:p>
            <text:p><text:span text:style-name="T11">5.Click “ارسال” button</text:span></text:p>
          </table:table-cell>
          <table:table-cell office:value-type="string" calcext:value-type="string">
            <text:p>Error message displayed that this filed accept only characters</text:p>
          </table:table-cell>
          <table:table-cell office:value-type="string" calcext:value-type="string">
            <text:p>message sent successfully</text:p>
          </table:table-cell>
          <table:table-cell office:value-type="string" calcext:value-type="string">
            <text:p> 1.valid user account</text:p>
            <text:p>2.numbers in “الرسالة” field</text:p>
          </table:table-cell>
          <table:table-cell table:style-name="ce8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9">
          <table:table-cell/>
          <table:table-cell office:value-type="string" calcext:value-type="string">
            <text:p>TC-Tawzeef-Messages-01</text:p>
          </table:table-cell>
          <table:table-cell office:value-type="string" calcext:value-type="string">
            <text:p>Check if user can see the “ صادر” messages</text:p>
          </table:table-cell>
          <table:table-cell office:value-type="string" calcext:value-type="string">
            <text:p><text:span text:style-name="T1">1.Login with valid user account </text:span></text:p>
            <text:p><text:span text:style-name="T1">2.Click “الرسائل” at the right </text:span></text:p>
            <text:p><text:span text:style-name="T11">3.Click “ وارد” tab to expose the incoming messages (inbox)</text:span></text:p>
          </table:table-cell>
          <table:table-cell office:value-type="string" calcext:value-type="string">
            <text:p>the incoming messages exposed successfully</text:p>
          </table:table-cell>
          <table:table-cell office:value-type="string" calcext:value-type="string">
            <text:p>the sent messages exposed instead of inbox messages</text:p>
          </table:table-cell>
          <table:table-cell office:value-type="string" calcext:value-type="string">
            <text:p>1.valid user account</text:p>
            <text:p>2.at least one message</text:p>
          </table:table-cell>
          <table:table-cell table:style-name="ce8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0">
          <table:table-cell/>
          <table:table-cell office:value-type="string" calcext:value-type="string">
            <text:p>TC-Tawzeef-Books-01</text:p>
          </table:table-cell>
          <table:table-cell office:value-type="string" calcext:value-type="string">
            <text:p>Check if user can read a book</text:p>
          </table:table-cell>
          <table:table-cell office:value-type="string" calcext:value-type="string">
            <text:p><text:span text:style-name="T1">1.Login with valid user account </text:span></text:p>
            <text:p><text:span text:style-name="T11">2.Click “الكتب” tab </text:span></text:p>
          </table:table-cell>
          <table:table-cell office:value-type="string" calcext:value-type="string">
            <text:p>the book open and user can read it</text:p>
          </table:table-cell>
          <table:table-cell office:value-type="string" calcext:value-type="string">
            <text:p>the book failed to load</text:p>
          </table:table-cell>
          <table:table-cell office:value-type="string" calcext:value-type="string">
            <text:p>valid user account</text:p>
          </table:table-cell>
          <table:table-cell table:style-name="ce8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1">
          <table:table-cell/>
          <table:table-cell office:value-type="string" calcext:value-type="string">
            <text:p>TC-Tawzeef-Frequently Questions-01</text:p>
          </table:table-cell>
          <table:table-cell office:value-type="string" calcext:value-type="string">
            <text:p>check if user can use the link in “ ما هى شروط الالتحاق بموقع بوابة التوظيف” </text:p>
          </table:table-cell>
          <table:table-cell office:value-type="string" calcext:value-type="string">
            <text:p><text:span text:style-name="T9">1.Login with valid user account </text:span></text:p>
            <text:p><text:span text:style-name="T12">2.Click “اسئلة شا ئعة” tab</text:span></text:p>
            <text:p><text:span text:style-name="T13">3.Click “ press here “ link in the </text:span></text:p>
            <text:p><text:span text:style-name="T14">“ماهى شروط الالتحاق بموقع بوابة التوظيف “ question</text:span></text:p>
            <text:p><text:span text:style-name="T14"/></text:p>
          </table:table-cell>
          <table:table-cell office:value-type="string" calcext:value-type="string">
            <text:p>navigate me to a page <text:s/>related with the content of questions</text:p>
          </table:table-cell>
          <table:table-cell office:value-type="string" calcext:value-type="string">
            <text:p>navigate to the url <text:s/>www.youtube.com</text:p>
          </table:table-cell>
          <table:table-cell office:value-type="string" calcext:value-type="string">
            <text:p>valid user account</text:p>
          </table:table-cell>
          <table:table-cell table:style-name="ce8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2">
          <table:table-cell/>
          <table:table-cell office:value-type="string" calcext:value-type="string">
            <text:p>TC-Tawzeef- Articles-01</text:p>
          </table:table-cell>
          <table:table-cell office:value-type="string" calcext:value-type="string">
            <text:p>Check if user can read an article</text:p>
          </table:table-cell>
          <table:table-cell office:value-type="string" calcext:value-type="string">
            <text:p><text:span text:style-name="T9">1.Login with valid user account </text:span></text:p>
            <text:p><text:span text:style-name="T12">2.Click “مقالات” tab </text:span></text:p>
            <text:p><text:span text:style-name="T13">3.Choose the article you want </text:span></text:p>
            <text:p><text:span text:style-name="T14">4.Click “اقرا المزيد” at the left </text:span></text:p>
          </table:table-cell>
          <table:table-cell table:number-columns-repeated="2" office:value-type="string" calcext:value-type="string">
            <text:p>the article opened successfully </text:p>
          </table:table-cell>
          <table:table-cell office:value-type="string" calcext:value-type="string">
            <text:p>valid user account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3">
          <table:table-cell/>
          <table:table-cell office:value-type="string" calcext:value-type="string">
            <text:p>TC-Tawzeef- Training Courses-01</text:p>
          </table:table-cell>
          <table:table-cell office:value-type="string" calcext:value-type="string">
            <text:p>Check if user can see the training courses</text:p>
          </table:table-cell>
          <table:table-cell office:value-type="string" calcext:value-type="string">
            <text:p><text:span text:style-name="T9">1.Login with valid user account </text:span></text:p>
            <text:p><text:span text:style-name="T12">2.Click “الدورات التدريبية” tab </text:span></text:p>
            <text:p><text:span text:style-name="T13">3.Choose the training course you want </text:span></text:p>
          </table:table-cell>
          <table:table-cell table:number-columns-repeated="2" office:value-type="string" calcext:value-type="string">
            <text:p><text:s/>the training course opened successfully</text:p>
          </table:table-cell>
          <table:table-cell office:value-type="string" calcext:value-type="string">
            <text:p>valid user account</text:p>
          </table:table-cell>
          <table:table-cell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3">
          <table:table-cell/>
          <table:table-cell office:value-type="string" calcext:value-type="string">
            <text:p>TC-Tawzeef-HomePage-02</text:p>
          </table:table-cell>
          <table:table-cell office:value-type="string" calcext:value-type="string">
            <text:p>Check if user can use the logo of the website to return home</text:p>
          </table:table-cell>
          <table:table-cell office:value-type="string" calcext:value-type="string">
            <text:p><text:span text:style-name="T9">1.Login with valid user account </text:span></text:p>
            <text:p><text:span text:style-name="T2">2.Click “الدورات التدريبية” tab </text:span></text:p>
            <text:p><text:span text:style-name="T5">3.Click the logo of website </text:span></text:p>
          </table:table-cell>
          <table:table-cell office:value-type="string" calcext:value-type="string">
            <text:p>return to the home page</text:p>
          </table:table-cell>
          <table:table-cell office:value-type="string" calcext:value-type="string">
            <text:p>navigate to the same page</text:p>
          </table:table-cell>
          <table:table-cell office:value-type="string" calcext:value-type="string">
            <text:p>valid user account</text:p>
          </table:table-cell>
          <table:table-cell table:style-name="ce8" office:value-type="string" calcext:value-type="string">
            <text:p>Fail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02:12:34.837270800</meta:creation-date>
    <meta:generator>LibreOffice/6.0.7.3$Linux_X86_64 LibreOffice_project/00m0$Build-3</meta:generator>
    <dc:date>2020-08-11T09:59:20.296912963</dc:date>
    <meta:editing-duration>P1DT5H45M26S</meta:editing-duration>
    <meta:editing-cycles>60</meta:editing-cycles>
    <meta:document-statistic meta:table-count="1" meta:cell-count="97" meta:object-count="0"/>
  </office:meta>
</office:document-meta>
</file>